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Expert, question only (no background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3:.F32])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33]/[.B34])" office:value-type="percentage" office:value="0.426666666666667">
            <text:p>42.7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3:.F32]))" office:value-type="float" office:value="55">
            <text:p>5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22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0T22:29:09.97</dc:date>
    <dc:creator>Oliver Lean</dc:creator>
    <meta:editing-duration>PT5H23M58S</meta:editing-duration>
    <meta:editing-cycles>31</meta:editing-cycles>
    <meta:document-statistic meta:table-count="3" meta:cell-count="196" meta:object-count="0"/>
  </office:meta>
</office:document-meta>
</file>